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e0b29" officeooo:paragraph-rsid="001e0b29" style:font-size-asian="12pt" style:font-size-complex="12pt"/>
    </style:style>
    <style:style style:name="P2" style:family="paragraph" style:parent-style-name="Standard">
      <style:text-properties style:font-name="Times New Roman" fo:font-size="12pt" officeooo:rsid="001e1415" officeooo:paragraph-rsid="001e1415" style:font-size-asian="12pt" style:font-size-complex="12pt"/>
    </style:style>
    <style:style style:name="P3" style:family="paragraph" style:parent-style-name="Standard">
      <style:text-properties style:font-name="Times New Roman" fo:font-size="12pt" officeooo:rsid="001edf0b" officeooo:paragraph-rsid="001edf0b" style:font-size-asian="12pt" style:font-size-complex="12pt"/>
    </style:style>
    <style:style style:name="P4" style:family="paragraph" style:parent-style-name="Standard">
      <style:text-properties style:font-name="Times New Roman" fo:font-size="12pt" style:text-underline-style="solid" style:text-underline-width="auto" style:text-underline-color="font-color" fo:font-weight="bold" officeooo:rsid="001edf0b" officeooo:paragraph-rsid="001edf0b" style:font-size-asian="12pt" style:font-weight-asian="bold" style:font-size-complex="12pt" style:font-weight-complex="bold"/>
    </style:style>
    <style:style style:name="P5" style:family="paragraph" style:parent-style-name="Standard">
      <style:text-properties style:font-name="Times New Roman" fo:font-size="12pt" style:text-underline-style="solid" style:text-underline-width="auto" style:text-underline-color="font-color" fo:font-weight="bold" officeooo:rsid="001e0b29" officeooo:paragraph-rsid="001e0b29" style:font-size-asian="12pt" style:font-weight-asian="bold" style:font-size-complex="12pt" style:font-weight-complex="bold"/>
    </style:style>
    <style:style style:name="P6" style:family="paragraph" style:parent-style-name="Standard">
      <style:text-properties style:font-name="Times New Roman" fo:font-size="12pt" style:text-underline-style="none" fo:font-weight="normal" officeooo:rsid="001edf0b" officeooo:paragraph-rsid="001f91ca" style:font-size-asian="12pt" style:font-weight-asian="normal" style:font-size-complex="12pt" style:font-weight-complex="normal"/>
    </style:style>
    <style:style style:name="P7" style:family="paragraph" style:parent-style-name="Standard">
      <style:text-properties style:font-name="Times New Roman" fo:font-size="12pt" style:text-underline-style="none" fo:font-weight="normal" officeooo:rsid="001f91ca" officeooo:paragraph-rsid="001f91ca" style:font-size-asian="12pt" style:font-weight-asian="normal" style:font-size-complex="12pt" style:font-weight-complex="normal"/>
    </style:style>
    <style:style style:name="T1" style:family="text">
      <style:text-properties officeooo:rsid="001e1415"/>
    </style:style>
    <style:style style:name="T2" style:family="text">
      <style:text-properties style:text-underline-style="none" fo:font-weight="bold" style:font-weight-asian="bold" style:font-weight-complex="bold"/>
    </style:style>
    <style:style style:name="T3" style:family="text">
      <style:text-properties officeooo:rsid="001edf0b"/>
    </style:style>
    <style:style style:name="T4" style:family="text">
      <style:text-properties officeooo:rsid="001f91ca"/>
    </style:style>
    <style:style style:name="T5" style:family="text">
      <style:text-properties officeooo:rsid="001fe1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tat de l'art : Range Voting – <text:span text:style-name="T1">Majority judgment (vote par évaluation – jugement majoritaire)</text:span></text:p>
      <text:p text:style-name="P1"/>
      <text:p text:style-name="P2">Le <text:span text:style-name="T2">vote par évaluation</text:span> est une méthode de vote pour les élection<text:span text:style-name="T5">s</text:span> avec un siège , dans lequel chaque votant donne a chaque candidat un score, les scores sont additionnés ou moyénés et le candidat avec le score le plus élevé est élu.Tous les candidats doivent être noté pour qu'un bulletin soit considéré valide.</text:p>
      <text:p text:style-name="P2"/>
      <text:p text:style-name="P2">Une forme de vote par évaluation était apparament utilisé dans certaines élection dans l'ancienne Sparte en mesurant le niveau sonore des cris de la foule pour chaque candidat.</text:p>
      <text:p text:style-name="P2"/>
      <text:p text:style-name="P2"/>
      <text:p text:style-name="P2"><text:s/>Le vote jugement majoritaire est un vote par évaluation, <text:span text:style-name="T3">créer par Balinski et Laraki,</text:span> <text:span text:style-name="T3">dans lequel les votant note chaque candidat <text:s/>parmis un choix de note prédéfinies par exemple de "excellent" a "mauvais".</text:span></text:p>
      <text:p text:style-name="P3">Pour chaque candidat, on calcule alors la mention majoritaire définie comme la médiane de ses mentions : c'est la mention qui est telle qu'au moins 50 % des électeurs la trouve valable. Le candidat élu est celui qui obtient la meilleure mention majoritaire.</text:p>
      <text:p text:style-name="P3"/>
      <text:p text:style-name="P4">Processus de vote :</text:p>
      <text:p text:style-name="P4"/>
      <text:p text:style-name="P6">Les électeurs ont des bulletins sur lesquels ils peuvent attribuer une note ou un jugement à chaque candidat <text:span text:style-name="T4">(B. et L. suggère six niveaux de classement de "excellent" à "rejeter"). Plusieurs candidats peuvent bénéficier de la même qualité si l'électeur le souhaite.</text:span></text:p>
      <text:p text:style-name="P6"/>
      <text:p text:style-name="P7">La note moyenne pour chaque candidat se trouve en triant la liste de leurs notes et en trouvant le milieu de cette liste. Si le milieu se trouve entre deux notes, on prend la note la plus basse des deux.</text:p>
      <text:p text:style-name="P7">Le candidat avec la note moyenne la plus élevé gagne.</text:p>
      <text:p text:style-name="P6"/>
      <text:p text:style-name="P7">Si plusieurs candidats se partagent la note la plus élevé, tous les autres candidats sont éliminés. Ensuite une copie de cette note est enlevé de la liste de chaque candidat restant et on procède ainsi jusqu'à ce qu'il y ait un vainqueur uniqu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1:28:58.539000000</meta:creation-date>
    <dc:date>2015-05-11T13:38:53.527954000</dc:date>
    <meta:editing-duration>PT10M33S</meta:editing-duration>
    <meta:editing-cycles>3</meta:editing-cycles>
    <meta:generator>LibreOffice/4.4.2.2$MacOSX_X86_64 LibreOffice_project/c4c7d32d0d49397cad38d62472b0bc8acff48dd6</meta:generator>
    <meta:document-statistic meta:table-count="0" meta:image-count="0" meta:object-count="0" meta:page-count="1" meta:paragraph-count="10" meta:word-count="310" meta:character-count="1834" meta:non-whitespace-character-count="1527"/>
  </office:meta>
</office:document-meta>
</file>